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 style:master-page-name="">
      <style:paragraph-properties fo:margin-left="0cm" fo:margin-right="0cm" fo:line-height="115%" fo:text-align="center" style:justify-single-word="false" fo:orphans="2" fo:widows="2" fo:text-indent="0cm" style:auto-text-indent="false" style:page-number="auto"/>
      <style:text-properties fo:font-variant="normal" fo:text-transform="none" fo:color="#333333" loext:opacity="100%" style:font-name="Arial1" fo:font-size="10pt" fo:letter-spacing="normal" fo:font-style="normal" fo:font-weight="bold" style:font-size-asian="10pt" style:font-weight-asian="bold" style:font-size-complex="10pt" style:font-weight-complex="bold"/>
    </style:style>
    <style:style style:name="P2" style:family="paragraph" style:parent-style-name="Heading_20_4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officeooo:paragraph-rsid="001faba6" style:font-size-asian="10pt" style:font-size-complex="10pt"/>
    </style:style>
    <style:style style:name="P6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officeooo:paragraph-rsid="001faba6" style:font-size-asian="10pt" style:font-size-complex="10pt"/>
    </style:style>
    <style:style style:name="P7" style:family="paragraph" style:parent-style-name="Text_20_body">
      <style:paragraph-properties fo:line-height="115%" fo:orphans="2" fo:widows="2" fo:text-indent="0cm" style:auto-text-indent="false"/>
      <style:text-properties officeooo:paragraph-rsid="001faba6"/>
    </style:style>
    <style:style style:name="P8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9" style:family="paragraph" style:parent-style-name="Text_20_body" style:list-style-name="L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0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1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2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4" style:family="paragraph" style:parent-style-name="Text_20_body" style:list-style-name="L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5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7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8" style:family="paragraph" style:parent-style-name="Heading_20_2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1" style:family="paragraph" style:parent-style-name="Text_20_body" style:list-style-name="L6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2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23" style:family="paragraph" style:parent-style-name="Text_20_body" style:list-style-name="L7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5" style:family="paragraph" style:parent-style-name="Text_20_body" style:list-style-name="L8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6" style:family="paragraph" style:parent-style-name="Text_20_body" style:list-style-name="L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7" style:family="paragraph" style:parent-style-name="Text_20_body" style:list-style-name="L10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8" style:family="paragraph" style:parent-style-name="Text_20_body" style:list-style-name="L1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9" style:family="paragraph" style:parent-style-name="Text_20_body" style:list-style-name="L1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0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1" style:family="paragraph" style:parent-style-name="Text_20_body" style:list-style-name="L1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2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3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4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style:text-underline-style="none" fo:font-weight="normal" style:font-size-asian="10pt" style:font-size-complex="10pt"/>
    </style:style>
    <style:style style:name="P35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6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7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8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9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0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1" style:family="paragraph" style:parent-style-name="Text_20_body" style:list-style-name="L1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42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3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4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5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6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7" style:family="paragraph" style:parent-style-name="Text_20_body" style:list-style-name="L1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8" style:family="paragraph" style:parent-style-name="Text_20_body" style:list-style-name="L19">
      <style:paragraph-properties fo:margin-left="0cm" fo:margin-right="0cm" fo:margin-top="0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49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0" style:family="paragraph" style:parent-style-name="Text_20_body" style:list-style-name="L1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1" style:family="paragraph" style:parent-style-name="Text_20_body" style:list-style-name="L1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2" style:family="paragraph" style:parent-style-name="Text_20_body" style:list-style-name="L2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3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4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5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6" style:family="paragraph" style:parent-style-name="Text_20_body" style:list-style-name="L2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7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8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9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0" style:family="paragraph" style:parent-style-name="Text_20_body" style:list-style-name="L2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1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2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3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4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5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6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7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8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9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0" style:family="paragraph" style:parent-style-name="Text_20_body" style:list-style-name="L2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1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2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3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4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5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P76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7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8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79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80" style:family="paragraph" style:parent-style-name="Text_20_body" style:list-style-name="L3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81" style:family="paragraph" style:parent-style-name="Text_20_body" style:list-style-name="L3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81bcd"/>
    </style:style>
    <style:style style:name="T3" style:family="text"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333333" loext:opacity="100%" style:font-name="Arial1" fo:font-size="10pt" fo:letter-spacing="normal" fo:font-style="normal" fo:font-weight="bold" style:font-size-asian="10pt" style:font-size-complex="10pt"/>
    </style:style>
    <style:style style:name="T5" style:family="text">
      <style:text-properties fo:font-variant="normal" fo:text-transform="none" fo:color="#333333" loext:opacity="100%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6" style:family="text">
      <style:text-properties fo:font-style="normal" fo:font-weight="normal"/>
    </style:style>
    <style:style style:name="T7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bold" style:font-size-asian="10pt" style:font-size-complex="10pt"/>
    </style:style>
    <style:style style:name="T8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T12" style:family="text">
      <style:text-properties fo:font-variant="normal" fo:text-transform="none" fo:color="#333333" loext:opacity="100%" style:font-name="Arial1" fo:font-size="10pt" fo:letter-spacing="normal" fo:font-style="italic" fo:font-weight="normal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pecification">
        <text:h text:style-name="P1" text:outline-level="2"><text:bookmark text:name="akselerator:-2-proekt-(iteratsiya)"/>Акселератор:<text:span text:style-name="T1"> </text:span><text:span text:style-name="T2">1</text:span><text:span text:style-name="T1"> </text:span>проект (итерация)</text:h>
        <text:h text:style-name="P2" text:outline-level="4"><text:bookmark text:name="otpravka-proekta-na-proverku"/>Отправка проекта на проверку</text:h>
        <text:list text:style-name="L1">
          <text:list-item>
            <text:p text:style-name="P3"><text:span text:style-name="T3">При сдаче проекта не нужны файлы </text:span><text:span text:style-name="Strong_20_Emphasis"><text:span text:style-name="T4">node_modules</text:span></text:span><text:span text:style-name="T3">, </text:span><text:span text:style-name="Strong_20_Emphasis"><text:span text:style-name="T4">удалите их перед архивацией</text:span></text:span><text:span text:style-name="T3">.</text:span></text:p>
          </text:list-item>
          <text:list-item>
            <text:p text:style-name="P3"><text:span text:style-name="T3">Для удобства упакуйте проект в архив </text:span><text:span text:style-name="Strong_20_Emphasis"><text:span text:style-name="T4">ZIP без сжатия</text:span></text:span><text:span text:style-name="T3">. Только указанный формат.</text:span></text:p>
          </text:list-item>
          <text:list-item>
            <text:p text:style-name="P3"><text:span text:style-name="T3">Назовите архив по шаблону: </text:span><text:span text:style-name="Strong_20_Emphasis"><text:span text:style-name="T4">id_студента-название_проекта.zip</text:span></text:span><text:span text:style-name="T3">. Например: </text:span><text:span text:style-name="Source_20_Text"><text:span text:style-name="T5">11111-fitfriends.zip</text:span></text:span><text:span text:style-name="T3">. Это упростит и ускорит проверку. ID вы можете найти в вашем профайле на сайте Академии.</text:span></text:p>
          </text:list-item>
          <text:list-item>
            <text:p text:style-name="P3"><text:span text:style-name="T3">Размер архива должен быть </text:span><text:span text:style-name="Strong_20_Emphasis"><text:span text:style-name="T4">не более 50 мб</text:span></text:span><text:span text:style-name="T3">.</text:span></text:p>
          </text:list-item>
          <text:list-item>
            <text:p text:style-name="P4">Проверьте проект перед сдачей на проверку. Проект должен запускаться без ошибок. В случае возникновении ошибок при запуске проекта, команда может отказать в дальнейших шагах.</text:p>
          </text:list-item>
          <text:list-item>
            <text:p text:style-name="P4">Корреткно и подробно опишите процесс запуска вашего проекта.</text:p>
          </text:list-item>
        </text:list>
        <text:p text:style-name="P5">💡 <text:span text:style-name="T6">Без реализации данных требований проект проверяться не будет!</text:span></text:p>
        <text:p text:style-name="P6"><text:bookmark text:name="tekhnicheskoe-zadanie"/>Техническое задание - Первая итерация</text:p>
        <text:p text:style-name="P7"><text:span text:style-name="Strong_20_Emphasis"><text:span text:style-name="T4">FitFriends</text:span></text:span><text:span text:style-name="T3"> — это онлайн площадка для поиска тренировок. Сайт предлагает широкий выбор фитнес-тренировок для людей любого уровня подготовки, разных направлений. На сайте доступен личный кабинет пользователя, возможность индивидуального подбора тренировок, возможность покупки тренировок и отслеживания прогресса.</text:span></text:p>
        <text:h text:style-name="P8" text:outline-level="3"><text:bookmark text:name="zadacha-proekta"/>Задача проекта</text:h>
        <text:list text:style-name="L2">
          <text:list-item>
            <text:p text:style-name="P9">Разработать веб-приложение: необходимо реализовать бэкенд, фронтенд указанных страниц и подготовить проект к деплою.</text:p>
          </text:list-item>
          <text:list-item>
            <text:p text:style-name="P9">Вёрстка проекта предоставляется готовой в сборке Vite.</text:p>
          </text:list-item>
          <text:list-item>
            <text:p text:style-name="P9">Для разработки применяются технологии, перечисленные в разделе «Технические требования».</text:p>
          </text:list-item>
          <text:list-item>
            <text:p text:style-name="P9">Применение дополнительных инструментов, не указанных в списке, допускается.</text:p>
          </text:list-item>
        </text:list>
        <text:h text:style-name="P8" text:outline-level="3"><text:bookmark text:name="pervaya-iteratsiya Копия 2"/>Первая итерация</text:h>
        <text:p text:style-name="P10">На первой итерации предстоит работа над страницами проекта:</text:p>
        <text:list text:style-name="L3">
          <text:list-item>
            <text:p text:style-name="P11">Регистрация</text:p>
          </text:list-item>
          <text:list-item>
            <text:p text:style-name="P11">Опросник пользователя</text:p>
          </text:list-item>
          <text:list-item>
            <text:p text:style-name="P11">Вход</text:p>
          </text:list-item>
          <text:list-item>
            <text:p text:style-name="P12">Главная</text:p>
          </text:list-item>
          <text:list-item>
            <text:p text:style-name="P11">Личный кабинет пользователя</text:p>
            <text:list>
              <text:list-item>
                <text:p text:style-name="P13">Мои покупки (список купленных тренировок)</text:p>
              </text:list-item>
            </text:list>
          </text:list-item>
          <text:list-item>
            <text:p text:style-name="P12">Каталог тренировок (все доступные пользователю тренировки)</text:p>
          </text:list-item>
          <text:list-item>
            <text:p text:style-name="P12">Карточка тренировки (отдельная страница с материалами тренировки)</text:p>
          </text:list-item>
        </text:list>
        <text:p text:style-name="P10">Попапы:</text:p>
        <text:list text:style-name="L4">
          <text:list-item>
            <text:p text:style-name="P14">отзывы о тренировке;</text:p>
          </text:list-item>
          <text:list-item>
            <text:p text:style-name="P14">покупка тренировки</text:p>
          </text:list-item>
        </text:list>
        <text:p text:style-name="P15"><text:span text:style-name="Strong_20_Emphasis"><text:span text:style-name="T7">Дополнительные задания итерации</text:span></text:span></text:p>
        <text:p text:style-name="P16">Если вы не реализуете дополнительные задания итерации, соответствующие элементы интерфейса должны быть скрыты</text:p>
        <text:list text:style-name="L5">
          <text:list-item>
            <text:p text:style-name="P17">Работа с микросервисной архитектурой</text:p>
          </text:list-item>
          <text:list-item>
            <text:p text:style-name="P17">Опросник для рекомендаций пользователю</text:p>
          </text:list-item>
        </text:list>
        <text:h text:style-name="P18" text:outline-level="2"><text:bookmark text:name="tekhnicheskie-trebovaniya"/><text:soft-page-break/>Технические требования</text:h>
        <text:h text:style-name="P18" text:outline-level="2"><text:bookmark text:name="servis-api"/>Сервис API</text:h>
        <text:p text:style-name="P15"><text:span text:style-name="Strong_20_Emphasis"><text:span text:style-name="T4">Результатом вашей работы должны быть:</text:span></text:span></text:p>
        <text:list text:style-name="L6">
          <text:list-item>
            <text:p text:style-name="P19"><text:span text:style-name="T3">Подготовлена общая инфраструктура проекта: </text:span><text:span text:style-name="Source_20_Text"><text:span text:style-name="T5">docker-compose</text:span></text:span><text:span text:style-name="T3"> для разворачивания СУБД, начальное заполнение базы данных, настроены сценарии запуска и так далее.</text:span></text:p>
          </text:list-item>
          <text:list-item>
            <text:p text:style-name="P20">Реализованы все сценарии раздела Пользователь. Реализована полная поддержка JWT.</text:p>
          </text:list-item>
          <text:list-item>
            <text:p text:style-name="P20">Сервис конфигурируются через переменные окружения (всё, что необходимо для работы запрашиваемых сценариев).</text:p>
          </text:list-item>
          <text:list-item>
            <text:p text:style-name="P20">Реализованы все сценарии раздела Личный кабинет пользователя:</text:p>
            <text:list>
              <text:list-item>
                <text:p text:style-name="P21">список купленных тренировок,</text:p>
              </text:list-item>
              <text:list-item>
                <text:p text:style-name="P20">баланс пользователя.</text:p>
              </text:list-item>
            </text:list>
          </text:list-item>
          <text:list-item>
            <text:p text:style-name="P20">Реализованы сценарии раздела Отзывы</text:p>
          </text:list-item>
          <text:list-item>
            <text:p text:style-name="P20">Реализованы сценарии раздела Каталог тренировок</text:p>
          </text:list-item>
          <text:list-item>
            <text:p text:style-name="P20">Реализовать сценарии раздела Тренировка</text:p>
          </text:list-item>
          <text:list-item>
            <text:p text:style-name="P20">Реализовать сценарии раздела Покупка (заказ)</text:p>
          </text:list-item>
          <text:list-item>
            <text:p text:style-name="P20">Реализованы сценарии дополнительного задания</text:p>
          </text:list-item>
        </text:list>
        <text:h text:style-name="P18" text:outline-level="2"><text:bookmark text:name="predmetnaya-oblast"/>Предметная область</text:h>
        <text:p text:style-name="P15"><text:span text:style-name="T3">Для начального наполнения базы данных предусмотрена отдельная функциональная возможность. Реализация остаётся на усмотрение разработчика. Генерации </text:span><text:span text:style-name="Source_20_Text"><text:span text:style-name="T5">5-10</text:span></text:span><text:span text:style-name="T3"> сущностей каждого вида обязательна.</text:span></text:p>
        <text:h text:style-name="P22" text:outline-level="3"><text:bookmark text:name="polzovatel"/>Пользователь</text:h>
        <text:p text:style-name="P15"><text:span text:style-name="Strong_20_Emphasis"><text:span text:style-name="T7">Пользователь представлен набором информации:</text:span></text:span></text:p>
        <text:list text:style-name="L7">
          <text:list-item>
            <text:p text:style-name="P23"><text:span text:style-name="Strong_20_Emphasis"><text:span text:style-name="T7">Имя</text:span></text:span><text:span text:style-name="T8">. Имя пользователя. Например: </text:span><text:span text:style-name="Source_20_Text"><text:span text:style-name="T9">Иван</text:span></text:span><text:span text:style-name="T8">. Ограничения: обязательно для заполнения; минимальная длина </text:span><text:span text:style-name="Source_20_Text"><text:span text:style-name="T9">1</text:span></text:span><text:span text:style-name="T8"> символ; максимальная длина </text:span><text:span text:style-name="Source_20_Text"><text:span text:style-name="T9">15</text:span></text:span><text:span text:style-name="T8"> символов; только буквы русского/английского алфавита.</text:span></text:p>
          </text:list-item>
          <text:list-item>
            <text:p text:style-name="P23"><text:span text:style-name="Strong_20_Emphasis"><text:span text:style-name="T7">Электронная почта</text:span></text:span><text:span text:style-name="T8">. Адрес электронной почты, используется в качестве имени пользователя (логин). Ограничения: обязательно для заполнения; валидный адрес электронной почты; уникальность — в системе не может быть двух пользователей с одинаковым e-mail.</text:span></text:p>
          </text:list-item>
          <text:list-item>
            <text:p text:style-name="P23"><text:span text:style-name="Strong_20_Emphasis"><text:span text:style-name="T7">Аватар пользователя</text:span></text:span><text:span text:style-name="T8">. Ограничения: изображение в формате </text:span><text:span text:style-name="Source_20_Text"><text:span text:style-name="T9">.jpg</text:span></text:span><text:span text:style-name="T8"> или </text:span><text:span text:style-name="Source_20_Text"><text:span text:style-name="T9">.png</text:span></text:span><text:span text:style-name="T8">; максимальный размер изображения </text:span><text:span text:style-name="Source_20_Text"><text:span text:style-name="T9">1 мегабайт</text:span></text:span><text:span text:style-name="T8">.</text:span></text:p>
          </text:list-item>
          <text:list-item>
            <text:p text:style-name="P23"><text:span text:style-name="Strong_20_Emphasis"><text:span text:style-name="T7">Пароль</text:span></text:span><text:span text:style-name="T8">. Ограничения: обязательно для заполнения; минимальная длина </text:span><text:span text:style-name="Source_20_Text"><text:span text:style-name="T9">6</text:span></text:span><text:span text:style-name="T8"> символов; максимальная длина </text:span><text:span text:style-name="Source_20_Text"><text:span text:style-name="T9">12</text:span></text:span><text:span text:style-name="T8"> символов.</text:span></text:p>
          </text:list-item>
          <text:list-item>
            <text:p text:style-name="P23"><text:span text:style-name="Strong_20_Emphasis"><text:span text:style-name="T7">Пол</text:span></text:span><text:span text:style-name="T8">. Ограничения: обязательно для заполнения. Одно из трёх значений: </text:span><text:span text:style-name="Source_20_Text"><text:span text:style-name="T9">женский</text:span></text:span><text:span text:style-name="T8">, </text:span><text:span text:style-name="Source_20_Text"><text:span text:style-name="T9">мужской</text:span></text:span><text:span text:style-name="T8"> и </text:span><text:span text:style-name="Source_20_Text"><text:span text:style-name="T9">неважно</text:span></text:span><text:span text:style-name="T8">.</text:span></text:p>
          </text:list-item>
          <text:list-item>
            <text:p text:style-name="P23"><text:span text:style-name="Strong_20_Emphasis"><text:span text:style-name="T7">Дата рождения</text:span></text:span><text:span text:style-name="T8">. Ограничения: дата рождения включает день, месяц и год; необязательно для заполнения.</text:span></text:p>
          </text:list-item>
          <text:list-item>
            <text:p text:style-name="P23"><text:span text:style-name="Strong_20_Emphasis"><text:span text:style-name="T7">Описание</text:span></text:span><text:span text:style-name="T8">. Текст с общей информацией. Минимальная длина </text:span><text:span text:style-name="Source_20_Text"><text:span text:style-name="T9">10</text:span></text:span><text:span text:style-name="T8"> символ. Максимальная длина: </text:span><text:span text:style-name="Source_20_Text"><text:span text:style-name="T9">140</text:span></text:span><text:span text:style-name="T8"> символов</text:span><text:span text:style-name="T3">.</text:span></text:p>
          </text:list-item>
          <text:list-item>
            <text:p text:style-name="P23"><text:span text:style-name="Strong_20_Emphasis"><text:span text:style-name="T7">Локация</text:span></text:span><text:span text:style-name="T8">. Станция метро. Ограничения: обязательно для заполнения; одна из станций: «Пионерская», «Петроградская», «Удельная», «Звёздная», «Спортивная».</text:span></text:p>
          </text:list-item>
          <text:list-item>
            <text:p text:style-name="P23"><text:span text:style-name="Strong_20_Emphasis"><text:span text:style-name="T7">Изображение для страницы</text:span></text:span><text:span text:style-name="T8">. Фоновая картинка для карточки пользователя. Ограничения: обязательно для загрузки; изображение в формате </text:span><text:span text:style-name="Source_20_Text"><text:span text:style-name="T9">jpg</text:span></text:span><text:span text:style-name="T8">/</text:span><text:span text:style-name="Source_20_Text"><text:span text:style-name="T9">png</text:span></text:span><text:span text:style-name="T8">. Список фоновых изображений предопределён (берутся из вёрстки). Для данного функционала также можно переиспользовать изображение аватара пользователя.</text:span></text:p>
          </text:list-item>
          <text:list-item>
            <text:p text:style-name="P23"><text:span text:style-name="Strong_20_Emphasis"><text:span text:style-name="T7">Дата создания</text:span></text:span><text:span text:style-name="T8">. Дата создания пользователя в системе. Заполняется автоматически.</text:span></text:p>
          </text:list-item>
        </text:list>
        <text:p text:style-name="P24"><text:span text:style-name="T3"/></text:p>
        <text:p text:style-name="P24"><text:span text:style-name="T3"/></text:p>
        <text:p text:style-name="P24"><text:span text:style-name="T3"/></text:p>
        <text:p text:style-name="P15"><text:soft-page-break/><text:span text:style-name="Strong_20_Emphasis"><text:span text:style-name="T4">Дополнительное задание</text:span></text:span></text:p>
        <text:p text:style-name="P15"><text:span text:style-name="Source_20_Text"><text:span text:style-name="T9">Пользователь</text:span></text:span><text:span text:style-name="T8">. Дополнительная информация (опросник) — сущность результат </text:span><text:span text:style-name="Source_20_Text"><text:span text:style-name="T9">Опроса</text:span></text:span><text:span text:style-name="T8">:</text:span></text:p>
        <text:list text:style-name="L8">
          <text:list-item>
            <text:p text:style-name="P25"><text:span text:style-name="Strong_20_Emphasis"><text:span text:style-name="T7">Уровень подготовки</text:span></text:span><text:span text:style-name="T8">. Уровень физической подготовки пользователя. Ограничения: обязательно для заполнения; допустимые значения: </text:span><text:span text:style-name="Source_20_Text"><text:span text:style-name="T9">новичок</text:span></text:span><text:span text:style-name="T8">, </text:span><text:span text:style-name="Source_20_Text"><text:span text:style-name="T9">любитель</text:span></text:span><text:span text:style-name="T8">, </text:span><text:span text:style-name="Source_20_Text"><text:span text:style-name="T9">профессионал</text:span></text:span><text:span text:style-name="T8">.</text:span></text:p>
          </text:list-item>
          <text:list-item>
            <text:p text:style-name="P25"><text:span text:style-name="Strong_20_Emphasis"><text:span text:style-name="T7">Тип тренировок</text:span></text:span><text:span text:style-name="T8">. Ограничения: обязательно для заполнения; допустимые значения: </text:span><text:span text:style-name="Source_20_Text"><text:span text:style-name="T9">йога</text:span></text:span><text:span text:style-name="T8">, </text:span><text:span text:style-name="Source_20_Text"><text:span text:style-name="T9">бег</text:span></text:span><text:span text:style-name="T8">, </text:span><text:span text:style-name="Source_20_Text"><text:span text:style-name="T9">бокс</text:span></text:span><text:span text:style-name="T8">, </text:span><text:span text:style-name="Source_20_Text"><text:span text:style-name="T9">стрейчинг</text:span></text:span><text:span text:style-name="T8">, </text:span><text:span text:style-name="Source_20_Text"><text:span text:style-name="T9">кроссфит</text:span></text:span><text:span text:style-name="T8">, </text:span><text:span text:style-name="Source_20_Text"><text:span text:style-name="T9">аэробика</text:span></text:span><text:span text:style-name="T8">, </text:span><text:span text:style-name="Source_20_Text"><text:span text:style-name="T9">пилатес</text:span></text:span><text:span text:style-name="T8">; одновременно может быть выбрано не больше трёх значений.</text:span></text:p>
          </text:list-item>
          <text:list-item>
            <text:p text:style-name="P25"><text:span text:style-name="Strong_20_Emphasis"><text:span text:style-name="T7">Время на тренировку</text:span></text:span><text:span text:style-name="T8">. Время на тренировку указывается в предопределённых интервалах. Ограничения: обязательно для заполнения; один из вариантов: </text:span><text:span text:style-name="Source_20_Text"><text:span text:style-name="T9">10-30 мин</text:span></text:span><text:span text:style-name="T8">, ``30-50 мин</text:span><text:span text:style-name="Source_20_Text"><text:span text:style-name="T9">, </text:span></text:span><text:span text:style-name="T8">50-80 мин</text:span><text:span text:style-name="Source_20_Text"><text:span text:style-name="T9">, </text:span></text:span><text:span text:style-name="T8">80-100 мин`.</text:span></text:p>
          </text:list-item>
          <text:list-item>
            <text:p text:style-name="P25"><text:span text:style-name="Strong_20_Emphasis"><text:span text:style-name="T7">Количество калорий для сброса</text:span></text:span><text:span text:style-name="T8">. Ограничения: обязательно для заполнения; минимальное значение </text:span><text:span text:style-name="Source_20_Text"><text:span text:style-name="T9">1000</text:span></text:span><text:span text:style-name="T8">, максимально значение </text:span><text:span text:style-name="Source_20_Text"><text:span text:style-name="T9">5000</text:span></text:span><text:span text:style-name="T8">; только целые числа.</text:span></text:p>
          </text:list-item>
          <text:list-item>
            <text:p text:style-name="P25"><text:span text:style-name="Strong_20_Emphasis"><text:span text:style-name="T7">Количество калорий для траты в день</text:span></text:span><text:span text:style-name="T8">. Ограничения: обязательно для заполнения; минимальное значение </text:span><text:span text:style-name="Source_20_Text"><text:span text:style-name="T9">1000</text:span></text:span><text:span text:style-name="T8">; максимальное значение: </text:span><text:span text:style-name="Source_20_Text"><text:span text:style-name="T9">5000</text:span></text:span><text:span text:style-name="T8">; только целые числа.</text:span></text:p>
          </text:list-item>
          <text:list-item>
            <text:p text:style-name="P25"><text:span text:style-name="Strong_20_Emphasis"><text:span text:style-name="T7">Готовность к тренировке</text:span></text:span><text:span text:style-name="T8">. Флаг, указывающий готовность пользователя к приглашениям на тренировку.</text:span></text:p>
          </text:list-item>
        </text:list>
        <text:h text:style-name="P8" text:outline-level="3"><text:bookmark text:name="balans-polzovatelya"/>Баланс пользователя</text:h>
        <text:p text:style-name="P10">Хранит информацию о купленных тренировках пользователя.</text:p>
        <text:p text:style-name="P10">Набор информации для хранения:</text:p>
        <text:list text:style-name="L9">
          <text:list-item>
            <text:p text:style-name="P26">Тренировка;</text:p>
          </text:list-item>
          <text:list-item>
            <text:p text:style-name="P26">Количество доступных тренировок;</text:p>
          </text:list-item>
        </text:list>
        <text:h text:style-name="P8" text:outline-level="3"><text:bookmark text:name="otziv"/>Отзыв</text:h>
        <text:p text:style-name="P10">Отзыв представлен набором информации:</text:p>
        <text:list text:style-name="L10">
          <text:list-item>
            <text:p text:style-name="P27"><text:span text:style-name="Strong_20_Emphasis"><text:span text:style-name="T4">Автор отзыва</text:span></text:span><text:span text:style-name="T3">. Информация об авторе отзыва. Ограничения: существующий пользователь в системе;</text:span></text:p>
          </text:list-item>
          <text:list-item>
            <text:p text:style-name="P27"><text:span text:style-name="Strong_20_Emphasis"><text:span text:style-name="T4">Тренировка</text:span></text:span><text:span text:style-name="T3">. Ограничения: существующая тренировка в системе;</text:span></text:p>
          </text:list-item>
          <text:list-item>
            <text:p text:style-name="P27"><text:span text:style-name="Strong_20_Emphasis"><text:span text:style-name="T4">Оценка</text:span></text:span><text:span text:style-name="T3">. Оценка от </text:span><text:span text:style-name="Source_20_Text"><text:span text:style-name="T5">1</text:span></text:span><text:span text:style-name="T3"> до </text:span><text:span text:style-name="Source_20_Text"><text:span text:style-name="T5">5</text:span></text:span><text:span text:style-name="T3"> (включительно). Ограничения: только целые числа; числа в диапазоне от </text:span><text:span text:style-name="Source_20_Text"><text:span text:style-name="T5">1</text:span></text:span><text:span text:style-name="T3"> до </text:span><text:span text:style-name="Source_20_Text"><text:span text:style-name="T5">5</text:span></text:span><text:span text:style-name="T3"> (включительно).</text:span></text:p>
          </text:list-item>
          <text:list-item>
            <text:p text:style-name="P27"><text:span text:style-name="Strong_20_Emphasis"><text:span text:style-name="T4">Текст отзыва</text:span></text:span><text:span text:style-name="T3">. Ограничения: обязательно для заполнения; минимум </text:span><text:span text:style-name="Source_20_Text"><text:span text:style-name="T5">100</text:span></text:span><text:span text:style-name="T3"> символов; максимум </text:span><text:span text:style-name="Source_20_Text"><text:span text:style-name="T5">1024</text:span></text:span><text:span text:style-name="T3"> символа.</text:span></text:p>
          </text:list-item>
          <text:list-item>
            <text:p text:style-name="P27"><text:span text:style-name="Strong_20_Emphasis"><text:span text:style-name="T4">Дата создания отзыва</text:span></text:span><text:span text:style-name="T3">. Ограничения: обязательно для заполнения.</text:span></text:p>
          </text:list-item>
        </text:list>
        <text:h text:style-name="P8" text:outline-level="3"><text:bookmark text:name="trenirovka"/>Тренировка</text:h>
        <text:p text:style-name="P10">Тренировка представлена набором информации:</text:p>
        <text:list text:style-name="L11">
          <text:list-item>
            <text:p text:style-name="P28"><text:span text:style-name="Strong_20_Emphasis"><text:span text:style-name="T4">Название тренировки</text:span></text:span><text:span text:style-name="T3">. Ограничения: обязательно для заполнения; минимальная длина </text:span><text:span text:style-name="Source_20_Text"><text:span text:style-name="T5">1</text:span></text:span><text:span text:style-name="T3"> символ, максимальная длина </text:span><text:span text:style-name="Source_20_Text"><text:span text:style-name="T5">15</text:span></text:span><text:span text:style-name="T3"> символов.</text:span></text:p>
          </text:list-item>
          <text:list-item>
            <text:p text:style-name="P28"><text:span text:style-name="Strong_20_Emphasis"><text:span text:style-name="T4">Фоновое изображение</text:span></text:span><text:span text:style-name="T3">. Фоновая картинка для карточки тренировки. Ограничения: обязательно для загрузки; изображение в формате </text:span><text:span text:style-name="Source_20_Text"><text:span text:style-name="T5">jpg</text:span></text:span><text:span text:style-name="T3">/</text:span><text:span text:style-name="Source_20_Text"><text:span text:style-name="T5">png</text:span></text:span><text:span text:style-name="T3">. Список фоновых изображений предопределён (берутся из макета).</text:span></text:p>
          </text:list-item>
          <text:list-item>
            <text:p text:style-name="P28"><text:span text:style-name="Strong_20_Emphasis"><text:span text:style-name="T4">Уровень</text:span></text:span><text:span text:style-name="T3">. Уровень пользователя, на которого рассчитана тренировка. Ограничения: обязательное для заполнения; значения для заполнения: </text:span><text:span text:style-name="Source_20_Text"><text:span text:style-name="T5">новичок</text:span></text:span><text:span text:style-name="T3">, </text:span><text:span text:style-name="Source_20_Text"><text:span text:style-name="T5">любитель</text:span></text:span><text:span text:style-name="T3">, </text:span><text:span text:style-name="Source_20_Text"><text:span text:style-name="T5">профессионал</text:span></text:span><text:span text:style-name="T3">; только одно значение из перечисленных.</text:span></text:p>
          </text:list-item>
          <text:list-item>
            <text:p text:style-name="P28"><text:soft-page-break/><text:span text:style-name="Strong_20_Emphasis"><text:span text:style-name="T4">Тип тренировки</text:span></text:span><text:span text:style-name="T3">. Ограничения: обязательно для заполнения; одно значение из списка: </text:span><text:span text:style-name="Source_20_Text"><text:span text:style-name="T5">йога</text:span></text:span><text:span text:style-name="T3">, </text:span><text:span text:style-name="Source_20_Text"><text:span text:style-name="T5">бег</text:span></text:span><text:span text:style-name="T3">, </text:span><text:span text:style-name="Source_20_Text"><text:span text:style-name="T5">бокс</text:span></text:span><text:span text:style-name="T3">, </text:span><text:span text:style-name="Source_20_Text"><text:span text:style-name="T5">стрейчинг</text:span></text:span><text:span text:style-name="T3">, </text:span><text:span text:style-name="Source_20_Text"><text:span text:style-name="T5">кроссфит</text:span></text:span><text:span text:style-name="T3">, </text:span><text:span text:style-name="Source_20_Text"><text:span text:style-name="T5">аэробика</text:span></text:span><text:span text:style-name="T3">, </text:span><text:span text:style-name="Source_20_Text"><text:span text:style-name="T5">пилатес</text:span></text:span><text:span text:style-name="T3">.</text:span></text:p>
          </text:list-item>
          <text:list-item>
            <text:p text:style-name="P28"><text:span text:style-name="Strong_20_Emphasis"><text:span text:style-name="T4">Длительность тренировки</text:span></text:span><text:span text:style-name="T3">. Продолжительность тренировки в минутах. Ограничения: обязательно для заполнения; один из предопределённых вариантов: </text:span><text:span text:style-name="Source_20_Text"><text:span text:style-name="T5">10-30 мин</text:span></text:span><text:span text:style-name="T3">, </text:span><text:span text:style-name="Source_20_Text"><text:span text:style-name="T5">30-50 мин</text:span></text:span><text:span text:style-name="T3">, </text:span><text:span text:style-name="Source_20_Text"><text:span text:style-name="T5">50-80 мин</text:span></text:span><text:span text:style-name="T3">, </text:span><text:span text:style-name="Source_20_Text"><text:span text:style-name="T5">80-100 мин</text:span></text:span><text:span text:style-name="T3">.</text:span></text:p>
          </text:list-item>
          <text:list-item>
            <text:p text:style-name="P28"><text:span text:style-name="Strong_20_Emphasis"><text:span text:style-name="T4">Цена</text:span></text:span><text:span text:style-name="T3">. Стоимость тренировки в рублях. Ограничения: целые числа; число больше или равно </text:span><text:span text:style-name="Source_20_Text"><text:span text:style-name="T5">0</text:span></text:span><text:span text:style-name="T3">. Значение </text:span><text:span text:style-name="Source_20_Text"><text:span text:style-name="T5">0</text:span></text:span><text:span text:style-name="T3"> подразумевает бесплатную тренировку.</text:span></text:p>
          </text:list-item>
          <text:list-item>
            <text:p text:style-name="P28"><text:span text:style-name="Strong_20_Emphasis"><text:span text:style-name="T4">Количество калорий</text:span></text:span><text:span text:style-name="T3">. Ограничения: обязательно для заполнения; минимальное значение </text:span><text:span text:style-name="Source_20_Text"><text:span text:style-name="T5">1000</text:span></text:span><text:span text:style-name="T3">, максимально значение </text:span><text:span text:style-name="Source_20_Text"><text:span text:style-name="T5">5000</text:span></text:span><text:span text:style-name="T3">; только целые числа.</text:span></text:p>
          </text:list-item>
          <text:list-item>
            <text:p text:style-name="P28"><text:span text:style-name="Strong_20_Emphasis"><text:span text:style-name="T4">Описание</text:span></text:span><text:span text:style-name="T3">. Описание тренировки. Ограничения: обязательно для заполнения; минимальная длина </text:span><text:span text:style-name="Source_20_Text"><text:span text:style-name="T5">10</text:span></text:span><text:span text:style-name="T3"> символов; максимальная длина </text:span><text:span text:style-name="Source_20_Text"><text:span text:style-name="T5">140</text:span></text:span><text:span text:style-name="T3"> символов.</text:span></text:p>
          </text:list-item>
          <text:list-item>
            <text:p text:style-name="P28"><text:span text:style-name="Strong_20_Emphasis"><text:span text:style-name="T4">Пол</text:span></text:span><text:span text:style-name="T3">. Пол пользователя для которого предназначена тренировка. Ограничения: обязательно для заполнения. Одно из трёх значений: </text:span><text:span text:style-name="Source_20_Text"><text:span text:style-name="T5">для женщин</text:span></text:span><text:span text:style-name="T3">, </text:span><text:span text:style-name="Source_20_Text"><text:span text:style-name="T5">для мужчин</text:span></text:span><text:span text:style-name="T3"> и </text:span><text:span text:style-name="Source_20_Text"><text:span text:style-name="T5">для всех</text:span></text:span><text:span text:style-name="T3">.</text:span></text:p>
          </text:list-item>
          <text:list-item>
            <text:p text:style-name="P28"><text:span text:style-name="Strong_20_Emphasis"><text:span text:style-name="T4">Видео тренировки</text:span></text:span><text:span text:style-name="T3">. Видео файл с демонстрацией тренировки. Ограничения: обязательно для заполнения; только одно видео; формат видео </text:span><text:span text:style-name="Source_20_Text"><text:span text:style-name="T5">mov</text:span></text:span><text:span text:style-name="T3">/</text:span><text:span text:style-name="Source_20_Text"><text:span text:style-name="T5">avi</text:span></text:span><text:span text:style-name="T3">/</text:span><text:span text:style-name="Source_20_Text"><text:span text:style-name="T5">mp4</text:span></text:span><text:span text:style-name="T3">.</text:span></text:p>
          </text:list-item>
          <text:list-item>
            <text:p text:style-name="P28"><text:span text:style-name="Strong_20_Emphasis"><text:span text:style-name="T4">Рейтинг тренировки</text:span></text:span><text:span text:style-name="T3">. Рейтинг тренировки. Рассчитывается автоматически на основании пользователей. По умолчанию значение </text:span><text:span text:style-name="Source_20_Text"><text:span text:style-name="T5">0</text:span></text:span><text:span text:style-name="T3">.</text:span></text:p>
          </text:list-item>
          <text:list-item>
            <text:p text:style-name="P28"><text:span text:style-name="Strong_20_Emphasis"><text:span text:style-name="T4">Тренер</text:span></text:span><text:span text:style-name="T3">. Тренер, создатель тренировки. Например: </text:span><text:span text:style-name="Source_20_Text"><text:span text:style-name="T5">Иван</text:span></text:span><text:span text:style-name="T3">. Ограничения: обязательно для заполнения; минимальная длина </text:span><text:span text:style-name="Source_20_Text"><text:span text:style-name="T5">1</text:span></text:span><text:span text:style-name="T3"> символ; максимальная длина </text:span><text:span text:style-name="Source_20_Text"><text:span text:style-name="T5">15</text:span></text:span><text:span text:style-name="T3"> символов; только буквы русского/английского алфавита.</text:span></text:p>
          </text:list-item>
          <text:list-item>
            <text:p text:style-name="P28"><text:span text:style-name="Strong_20_Emphasis"><text:span text:style-name="T4">Признак специального предложения</text:span></text:span><text:span text:style-name="T3">. Флаг определяет участие тренировки (участвует, не участвует) в качестве специального предложения.</text:span></text:p>
          </text:list-item>
        </text:list>
        <text:h text:style-name="P8" text:outline-level="3"><text:bookmark text:name="zakaz-(pokupka)"/>Заказ (покупка)</text:h>
        <text:p text:style-name="P10">Заказ тренировки представлен набором информации:</text:p>
        <text:list text:style-name="L12">
          <text:list-item>
            <text:p text:style-name="P29"><text:span text:style-name="Strong_20_Emphasis"><text:span text:style-name="T4">Вид покупки</text:span></text:span><text:span text:style-name="T3">. Ограничения: обязательно для заполнения; </text:span><text:span text:style-name="Source_20_Text"><text:span text:style-name="T5">абонемент</text:span></text:span><text:span text:style-name="T3">.</text:span></text:p>
          </text:list-item>
          <text:list-item>
            <text:p text:style-name="P29"><text:span text:style-name="Strong_20_Emphasis"><text:span text:style-name="T4">Услуга</text:span></text:span><text:span text:style-name="T3">. Тренировка. Ограничения: обязательно для заполнения; существующая в системе тренировка. Указать id.</text:span></text:p>
          </text:list-item>
          <text:list-item>
            <text:p text:style-name="P29"><text:span text:style-name="Strong_20_Emphasis"><text:span text:style-name="T4">Цена тренировки</text:span></text:span><text:span text:style-name="T3">. Стоимость приобретённой тренировки на момент покупки.</text:span></text:p>
          </text:list-item>
          <text:list-item>
            <text:p text:style-name="P29"><text:span text:style-name="Strong_20_Emphasis"><text:span text:style-name="T4">Количество</text:span></text:span><text:span text:style-name="T3">. Количество приобретаемых тренировок. Ограничения: целое число; обязательно для заполнения; минимальное значение </text:span><text:span text:style-name="Source_20_Text"><text:span text:style-name="T5">1</text:span></text:span><text:span text:style-name="T3">, максимальное </text:span><text:span text:style-name="Source_20_Text"><text:span text:style-name="T5">50</text:span></text:span><text:span text:style-name="T3">.</text:span></text:p>
          </text:list-item>
          <text:list-item>
            <text:p text:style-name="P29"><text:span text:style-name="Strong_20_Emphasis"><text:span text:style-name="T4">Сумма заказа</text:span></text:span><text:span text:style-name="T3">. Стоимость заказа. Рассчитывается по формуле: </text:span><text:span text:style-name="Source_20_Text"><text:span text:style-name="T5">количество * цена тренировки</text:span></text:span><text:span text:style-name="T3">.</text:span></text:p>
          </text:list-item>
          <text:list-item>
            <text:p text:style-name="P29"><text:span text:style-name="Strong_20_Emphasis"><text:span text:style-name="T4">Способ оплаты</text:span></text:span><text:span text:style-name="T3">. Вариант оплаты заказа. Ограничения: обязательно для заполнения; один из вариантов: </text:span><text:span text:style-name="Source_20_Text"><text:span text:style-name="T5">visa</text:span></text:span><text:span text:style-name="T3">, </text:span><text:span text:style-name="Source_20_Text"><text:span text:style-name="T5">mir</text:span></text:span><text:span text:style-name="T3">, </text:span><text:span text:style-name="Source_20_Text"><text:span text:style-name="T5">umoney</text:span></text:span><text:span text:style-name="T3">.</text:span></text:p>
          </text:list-item>
          <text:list-item>
            <text:p text:style-name="P29"><text:span text:style-name="Strong_20_Emphasis"><text:span text:style-name="T4">Дата создания заказа</text:span></text:span><text:span text:style-name="T3">. Дата и время создания заказа.</text:span></text:p>
          </text:list-item>
        </text:list>
        <text:h text:style-name="P18" text:outline-level="2"><text:bookmark text:name="nachalnoe-napolnenie-bazi"/>Начальное наполнение базы</text:h>
        <text:h text:style-name="P18" text:outline-level="2"><text:bookmark text:name="stsenarii"/>Сценарии</text:h>
        <text:h text:style-name="P8" text:outline-level="3"><text:bookmark text:name="obshchie-trebovaniya--k-stsenariyam"/>Общие требования к сценариям</text:h>
        <text:h text:style-name="P2" text:outline-level="4"><text:bookmark text:name="1.-obshchie-trebovaniya"/>1. Общие требования</text:h>
        <text:p text:style-name="P10">1.1. Данные, полученные от клиента, всегда проверяются перед использованием (валидируются).</text:p>
        <text:p text:style-name="P15"><text:soft-page-break/><text:span text:style-name="T3">1.2. В случае обнаружения ошибок, клиенту отправляется соответствующий код ответа (</text:span><text:span text:style-name="Source_20_Text"><text:span text:style-name="T5">400</text:span></text:span><text:span text:style-name="T3">) и список ошибок валидации.</text:span></text:p>
        <text:p text:style-name="P10">1.3. Изображения, а также файлы, полученные от клиента могут храниться как в файловой системе, так и в базе данных.</text:p>
        <text:p text:style-name="P15"><text:span text:style-name="T3">1.4. Не допускается хранение пароля пользователя в открытом виде. В базе данных хранится хэш пароля. Для получения хэш-пароля применяется пакет </text:span><text:span text:style-name="Source_20_Text"><text:span text:style-name="T5">bcrypt</text:span></text:span><text:span text:style-name="T3">.</text:span></text:p>
        <text:p text:style-name="P10">1.5. Сервис никогда не возвращает конфиденциальных данных. Например, пароли.</text:p>
        <text:p text:style-name="P10">1.6. Для описания контрактов применяются DTO/RDO объекты.</text:p>
        <text:p text:style-name="P10">1.7. Для передачи данных, необходимых для работы приложения используются переменные окружения. Значения из переменных окружения проходят обязательную валидацию.</text:p>
        <text:p text:style-name="P10">Некорректные данные или нехватка обязательных данных приводят к остановке приложения и выводу информации об ошибках.</text:p>
        <text:p text:style-name="P10">1.8. В коде приложения не должно быть «зашито» конфиденциальных данных (пароли, секреты и так далее).</text:p>
        <text:p text:style-name="P15"><text:span text:style-name="T3">1.9. Для каждого ресурса предусмотрен файл </text:span><text:span text:style-name="Source_20_Text"><text:span text:style-name="T5">[service_name].http</text:span></text:span><text:span text:style-name="T3"> (хранится в директории со всеми файлами ресурса). В нём приведены заготовки запросов для проверки работоспособности ресурса.</text:span></text:p>
        <text:p text:style-name="P10">1.10. Специфичные уникальные идентификаторы, которые передаёт клиент (например, идентификатор документа MongoDB), проходят предварительную валидацию. Нужно убедиться, что идентификатор предоставлен корректным значением.</text:p>
        <text:p text:style-name="P15"><text:span text:style-name="T3">1.11. Ресурсы, возвращающие коллекции (списки), по умолчанию ограничивают возвращаемые данные. Ресурс не возвращает больше </text:span><text:span text:style-name="Source_20_Text"><text:span text:style-name="T5">50</text:span></text:span><text:span text:style-name="T3"> элементов коллекции. Клиент может уменьшить это количество, передав дополнительный параметр. Увеличить нельзя.</text:span></text:p>
        <text:p text:style-name="P15"><text:span text:style-name="T3">1.12. Ресурсы, возвращающие коллекции (списки) поддерживают параметры и логику, позволяющие организовать постраничную навигацию (пагинация). Кейс: получить очередные </text:span><text:span text:style-name="Source_20_Text"><text:span text:style-name="T5">50</text:span></text:span><text:span text:style-name="T3"> записей.</text:span></text:p>
        <text:p text:style-name="P10">1.13. Ресурсы, возвращающие коллекции (списки) поддерживают сортировку. По умолчанию используется сортировка по убыванию (дата создания элемента). Клиент может изменить направление сортировки.</text:p>
        <text:p text:style-name="P10">1.14. Фильтрация и сортировка происходят на стороне сервера.</text:p>
        <text:h text:style-name="P2" text:outline-level="4"><text:bookmark text:name="1.-realizovani-stsenarii-razdela-polzovatel"/>1. Реализованы сценарии раздела Пользователь</text:h>
        <text:list text:style-name="L13">
          <text:list-item>
            <text:p text:style-name="P30">Регистрация пользователя</text:p>
            <text:list>
              <text:list-item>
                <text:p text:style-name="P31">Регистрация доступна только анонимным клиентам.</text:p>
              </text:list-item>
              <text:list-item>
                <text:p text:style-name="P31">Авторизованный пользователь при попытке пройти регистрацию получает соответствующий код ответа.</text:p>
              </text:list-item>
              <text:list-item>
                <text:p text:style-name="P31">Для регистрации клиент передаёт набор информации, перечисленный в разделе «Предметная область» -&gt; «Пользователь». Для полей, данные для которых рассчитываются автоматически, клиент информацию не передаёт (дата).</text:p>
              </text:list-item>
              <text:list-item>
                <text:p text:style-name="P30">В случае успешной регистрации нового пользователя, сервис возвращает соответствующий код ответа и объект с созданным пользователем.</text:p>
              </text:list-item>
              <text:list-item>
                <text:p text:style-name="P32"/>
              </text:list-item>
            </text:list>
          </text:list-item>
          <text:list-item>
            <text:p text:style-name="P30"><text:soft-page-break/>Вход в систему</text:p>
            <text:list>
              <text:list-item>
                <text:p text:style-name="P30">Для ограничение доступа пользователей используются JWT (JSON WebTokens).</text:p>
              </text:list-item>
              <text:list-item>
                <text:p text:style-name="P30">Войти в систему могут только анонимные клиенты. Если авторизованный клиент входит в систему, сервер возвращает соответствующий код и текущий токен. Новая пара токенов не создаётся.</text:p>
              </text:list-item>
              <text:list-item>
                <text:p text:style-name="P30">Для процедуры аутентификации и авторизации клиент передаёт электронную почту и пароль.</text:p>
              </text:list-item>
              <text:list-item>
                <text:p text:style-name="P30">В сервисе реализована поддержка Access Token и Refresh Token.</text:p>
              </text:list-item>
              <text:list-item>
                <text:p text:style-name="P33"><text:span text:style-name="T8">Время жизни Access Token — </text:span><text:span text:style-name="Source_20_Text"><text:span text:style-name="T9">15</text:span></text:span><text:span text:style-name="T8"> минут. Время жизни Refresh Token: </text:span><text:span text:style-name="Source_20_Text"><text:span text:style-name="T9">7</text:span></text:span><text:span text:style-name="T8"> дней. Время жизни токенов может быть переназначено через переменные окружения.</text:span></text:p>
              </text:list-item>
              <text:list-item>
                <text:p text:style-name="P30">Для формирования Access Token и Refresh Token используются разные секреты. Секреты передаются через переменные окружения.</text:p>
              </text:list-item>
              <text:list-item>
                <text:p text:style-name="P34">Сервис предусматривает сценарий отзыва Refresh Token.</text:p>
              </text:list-item>
              <text:list-item>
                <text:p text:style-name="P33"><text:span text:style-name="T8">После прохождения авторизации, клиент передаёт Access Token в заголовке </text:span><text:span text:style-name="Source_20_Text"><text:span text:style-name="T9">Authorization</text:span></text:span><text:span text:style-name="T8">. Используется </text:span><text:span text:style-name="Source_20_Text"><text:span text:style-name="T9">Bearer</text:span></text:span><text:span text:style-name="T8">.</text:span></text:p>
              </text:list-item>
            </text:list>
          </text:list-item>
        </text:list>
        <text:h text:style-name="P2" text:outline-level="4"><text:bookmark text:name="2.-realizovani-stsenarii-razdela-lichnii-kabinet"/>2. Реализованы сценарии раздела Личный кабинет</text:h>
        <text:h text:style-name="P35" text:outline-level="5"><text:bookmark text:name="lichnii-kabinet-polzovatelya"/>Личный кабинет пользователя</text:h>
        <text:list text:style-name="L14">
          <text:list-item>
            <text:p text:style-name="P36">Баланс пользователя</text:p>
            <text:list>
              <text:list-item>
                <text:p text:style-name="P37"><text:span text:style-name="T3">Баланс могут запрашивать только авторизованные </text:span><text:span text:style-name="Source_20_Text"><text:span text:style-name="T5">«Пользователь»</text:span></text:span><text:span text:style-name="T3">.</text:span></text:p>
              </text:list-item>
              <text:list-item>
                <text:p text:style-name="P36">Сервис предоставляет отдельный ресурс для получения общего баланса: суммарное количество доступных тренировок.</text:p>
              </text:list-item>
              <text:list-item>
                <text:p text:style-name="P36">Сервис предоставляет ресурс для обновления баланса тренировок (поступление тренировок, списание тренировок).</text:p>
              </text:list-item>
            </text:list>
          </text:list-item>
          <text:list-item>
            <text:p text:style-name="P38">Редактирование информации о пользователе</text:p>
            <text:list>
              <text:list-item>
                <text:p text:style-name="P36"><text:span text:style-name="T10">Авторизованный клиент может обновить профиль своего пользователя в приложении</text:span>.</text:p>
              </text:list-item>
              <text:list-item>
                <text:p text:style-name="P38">Авторизованный клиент может обновлять только профиль своего пользователя. Редактирование информации произвольного пользователя не допускается.</text:p>
              </text:list-item>
              <text:list-item>
                <text:p text:style-name="P38">Клиент может обновить значения любых полей за исключением: электронная почта, пароль.</text:p>
              </text:list-item>
              <text:list-item>
                <text:p text:style-name="P38">Частичное обновление допускается. Например, чтобы обновить имя пользователя, авторизованный клиент может передать только имя, а не полную информацию о пользователе.</text:p>
              </text:list-item>
            </text:list>
          </text:list-item>
        </text:list>
        <text:h text:style-name="P2" text:outline-level="4"><text:bookmark text:name="3.-realizovani-stsenarii-razdela-otzivi"/>3. Реализованы сценарии раздела Отзывы</text:h>
        <text:h text:style-name="P39" text:outline-level="5"><text:bookmark text:name="otzivi"/>Отзывы</text:h>
        <text:list text:style-name="L15">
          <text:list-item>
            <text:p text:style-name="P40">Создание отзыва к тренировке</text:p>
            <text:list>
              <text:list-item>
                <text:p text:style-name="P41"><text:span text:style-name="T3">Отзывы к тренировке могут создавать только авторизованные клиенты с ролью </text:span><text:span text:style-name="Source_20_Text"><text:span text:style-name="T5">«Пользователь»</text:span></text:span><text:span text:style-name="T3">.</text:span></text:p>
              </text:list-item>
              <text:list-item>
                <text:p text:style-name="P42"><text:span text:style-name="T3">Для создания нового отзыва клиент передаёт набор информации, перечисленный в разделе </text:span><text:span text:style-name="Source_20_Text"><text:span text:style-name="T5">«Предметная область»</text:span></text:span><text:span text:style-name="T3"> -&gt; </text:span><text:span text:style-name="Source_20_Text"><text:span text:style-name="T5">«Отзыв»</text:span></text:span><text:span text:style-name="T3">. Дата проставляется автоматически.</text:span></text:p>
              </text:list-item>
            </text:list>
          </text:list-item>
        </text:list>
        <text:p text:style-name="P10">Тренировка указывается по её id</text:p>
        <text:list text:style-name="L16">
          <text:list-item>
            <text:p text:style-name="P43">В случае успешного создания отзыва, сервис возвращает объект созданного отзыва.</text:p>
          </text:list-item>
          <text:list-item>
            <text:p text:style-name="P43">Редактирование и удаление отзывов не предусмотрено.</text:p>
          </text:list-item>
          <text:list-item>
            <text:p text:style-name="P43">После добавления отзыва выполняется пересчёт рейтинга тренировки. Рейтинг тренировки рассчитывается по-среднему значению всех отзывов.</text:p>
          </text:list-item>
          <text:list-item>
            <text:p text:style-name="P43">Список отзывов к тренировке</text:p>
          </text:list-item>
          <text:list-item>
            <text:p text:style-name="P43">Сервис предоставляет ресурс для получения списка отзывов для определённой тренировки по id.</text:p>
          </text:list-item>
          <text:list-item>
            <text:p text:style-name="P43">Запросить список отзывов к тренировкам может только авторизованный пользователь.</text:p>
          </text:list-item>
          <text:list-item>
            <text:p text:style-name="P44"><text:span text:style-name="T3">Каждый отзыв представлен набором информации, перечисленный в описании сущности </text:span><text:span text:style-name="Source_20_Text"><text:span text:style-name="T5">«Отзыв»</text:span></text:span><text:span text:style-name="T3">.</text:span></text:p>
          </text:list-item>
        </text:list>
        <text:h text:style-name="P2" text:outline-level="4"><text:bookmark text:name="4.-realizovani-stsenarii-razdela-trenirovka"/>4. Реализованы сценарии раздела Тренировка</text:h>
        <text:h text:style-name="P39" text:outline-level="5"><text:bookmark text:name="trenirovka Копия 2"/>Тренировка</text:h>
        <text:list text:style-name="L17">
          <text:list-item>
            <text:p text:style-name="P45">Создайте ресурс со списком тренировок в системе.</text:p>
          </text:list-item>
          <text:list-item>
            <text:p text:style-name="P45">Тренировки отсортированы от более подходящих к менее подходящим для пользователя</text:p>
          </text:list-item>
          <text:list-item>
            <text:p text:style-name="P45">В списке тренировок предусмотрена пагинация</text:p>
          </text:list-item>
          <text:list-item>
            <text:p text:style-name="P45">Детальная информация о тренировке</text:p>
          </text:list-item>
          <text:list-item>
            <text:p text:style-name="P45">Детальную информацию о тренировке могут запросить только авторизованные клиенты. Для получения детальной информации клиент передаёт уникальный идентификатор тренировки.</text:p>
          </text:list-item>
          <text:list-item>
            <text:p text:style-name="P46"><text:soft-page-break/><text:span text:style-name="T3">Детальная информация о тренировке содержит всю информацию, представленную в описании сущности </text:span><text:span text:style-name="Source_20_Text"><text:span text:style-name="T5">«Тренировка»</text:span></text:span><text:span text:style-name="T3">.</text:span></text:p>
          </text:list-item>
        </text:list>
        <text:h text:style-name="P2" text:outline-level="4"><text:bookmark text:name="5.-realizovat-stsenarii-razdela-pokupka-(zakaz)"/>5. Реализовать сценарии раздела покупка (заказ)</text:h>
        <text:h text:style-name="P39" text:outline-level="5"><text:bookmark text:name="pokupka-(zakaz)"/>Покупка (заказ)</text:h>
        <text:list text:style-name="L18">
          <text:list-item>
            <text:p text:style-name="P47">Создайте ресурс для заказа (покупки) тренировки.</text:p>
          </text:list-item>
          <text:list-item>
            <text:p text:style-name="P47">Ресурс доступен только авторизованным пользователям. В ресурс передаются все поля сущности заказ, дата проставляется автоматически.</text:p>
          </text:list-item>
          <text:list-item>
            <text:p text:style-name="P47">Создайте ресурс со списком всех покупок пользователя.</text:p>
          </text:list-item>
          <text:list-item>
            <text:p text:style-name="P47">Создайте ресурс для получения текущего баланса тренировок.</text:p>
          </text:list-item>
          <text:list-item>
            <text:p text:style-name="P47">Создайте ресурс для списания тренировок.</text:p>
          </text:list-item>
        </text:list>
        <text:h text:style-name="P18" text:outline-level="2"><text:bookmark text:name="stsenarii-dopolnitelnogo-zadaniya"/>Сценарии дополнительного задания</text:h>
        <text:h text:style-name="P8" text:outline-level="3"><text:bookmark text:name="1.-usloviya-nachalnogo-oprosa"/>1. Условия начального опроса</text:h>
        <text:list text:style-name="L19">
          <text:list-item>
            <text:p text:style-name="P48">Опрос</text:p>
            <text:p text:style-name="P49">Начальный опрос служит для настройки начальных предпочтений пользователя. Настройка предпочтений используется для заполнения данных в ЛК пользователя и подбора тренировок на Главной странице приложения.</text:p>
            <text:list>
              <text:list-item>
                <text:p text:style-name="P50">Создайте ресурс для сохранения результата опроса при регистрации пользователя.</text:p>
              </text:list-item>
              <text:list-item>
                <text:p text:style-name="P51">Создайте ресурс для получения результатов опроса.</text:p>
              </text:list-item>
            </text:list>
          </text:list-item>
        </text:list>
        <text:h text:style-name="P8" text:outline-level="3"><text:bookmark text:name="dokumentatsiya"/>Документация</text:h>
        <text:list text:style-name="L20">
          <text:list-item>
            <text:p text:style-name="P52"><text:span text:style-name="T3">В </text:span><text:span text:style-name="Source_20_Text"><text:span text:style-name="T5">description.md</text:span></text:span><text:span text:style-name="T3"> проекта указана вся необходимая информация для запуска проекта. Описано предназначение всех сценариев, которые используются для разработки/запуска проекта.</text:span></text:p>
          </text:list-item>
          <text:list-item>
            <text:p text:style-name="P52"><text:span text:style-name="T3">API задокументирован в формате </text:span><text:span text:style-name="Strong_20_Emphasis"><text:span text:style-name="T4">OpenAPI</text:span></text:span><text:span text:style-name="T3">. Это может быть отдельный файл </text:span><text:span text:style-name="Source_20_Text"><text:span text:style-name="T5">specification.yml</text:span></text:span><text:span text:style-name="T3">, расположенный в корневой директории проекта, либо отдельный маршрут по которому будет сформирована спецификация. При использовании второго варианта, маршрут для получения спецификации указывается в файле </text:span><text:span text:style-name="Source_20_Text"><text:span text:style-name="T5">description.md</text:span></text:span><text:span text:style-name="T3">.</text:span></text:p>
          </text:list-item>
        </text:list>
        <text:h text:style-name="P18" text:outline-level="2"><text:bookmark text:name="frontend Копия 2"/>Фронтенд</text:h>
        <text:h text:style-name="P8" text:outline-level="3"><text:bookmark text:name="obshchie-trebovaniya:"/>Общие требования:</text:h>
        <text:list text:style-name="L21">
          <text:list-item>
            <text:p text:style-name="P53">Вёрстка для всех состояний страниц предоставляется.</text:p>
          </text:list-item>
          <text:list-item>
            <text:p text:style-name="P53">Адреса страниц остаются на усмотрение разработчика.</text:p>
          </text:list-item>
          <text:list-item>
            <text:p text:style-name="P53">На страницах, где пользователь вводит информацию, предусмотрена проверка введённых данных на клиенте перед отправкой. Незаполненные поля или ввод некорректных данных сопровождается выводом ошибок в соответствующие элементы (рядом с полями ввода). В эти же элементы выводятся ошибки валидации бэкенда.</text:p>
          </text:list-item>
          <text:list-item>
            <text:p text:style-name="P53">Дополнительные базовые проверки реализуются на клиенте с помощью API браузера (например, проверка валидного e-mail и так далее).</text:p>
          </text:list-item>
          <text:list-item>
            <text:p text:style-name="P54">Все внутренние страницы доступны только авторизованным пользователям. Неавторизованный пользователь отправляется на разводящую страницу.</text:p>
          </text:list-item>
          <text:list-item>
            <text:p text:style-name="P55"><text:span text:style-name="T8">Для реализации слайдера допускается использовать любую свободную библиотеку, например, </text:span><text:span text:style-name="Source_20_Text"><text:span text:style-name="T9">swiper.js</text:span></text:span><text:span text:style-name="T8">.</text:span></text:p>
          </text:list-item>
          <text:list-item>
            <text:p text:style-name="P55"><text:span text:style-name="T3">Для подключения карт используются любая библиотека с открытым API (</text:span><text:span text:style-name="Source_20_Text"><text:span text:style-name="T5">Leaflet</text:span></text:span><text:span text:style-name="T3">, </text:span><text:span text:style-name="Source_20_Text"><text:span text:style-name="T5">Яндекс</text:span></text:span><text:span text:style-name="T3">, допускается использование </text:span><text:span text:style-name="Source_20_Text"><text:span text:style-name="T5">готовых react-компонентов</text:span></text:span></text:p>
          </text:list-item>
          <text:list-item>
            <text:p text:style-name="P53">Во время длительных операций (например, отправка запроса на сервер) отображается прелоадер. Дизайн прелоадера остаётся на усмотрение разработчика.</text:p>
          </text:list-item>
          <text:list-item>
            <text:p text:style-name="P53">Тестовое видео для проверки загрузки на отдельных страницах доступно в материалах задания.</text:p>
          </text:list-item>
          <text:list-item>
            <text:p text:style-name="P55"><text:span text:style-name="T3">В интерфейсе предусмотрены попапы. Любой попап можно закрыть с клавиатуры (</text:span><text:span text:style-name="Source_20_Text"><text:span text:style-name="T5">Escape</text:span></text:span><text:span text:style-name="T3">) и с помощью соответствующего элемента управления в самом попапе (</text:span><text:span text:style-name="Source_20_Text"><text:span text:style-name="T5">крестик</text:span></text:span><text:span text:style-name="T3">).</text:span></text:p>
          </text:list-item>
        </text:list>
        <text:h text:style-name="P18" text:outline-level="2"><text:bookmark text:name="opisanie-raboti-otdelnikh-stranits"/><text:soft-page-break/>Описание работы отдельных страниц</text:h>
        <text:h text:style-name="P22" text:outline-level="3"><text:bookmark text:name="razvodyashchaya"/>Разводящая</text:h>
        <text:list text:style-name="L22">
          <text:list-item>
            <text:p text:style-name="P56"><text:span text:style-name="T8">На странице расположены два элемента: кнопка </text:span><text:span text:style-name="Source_20_Text"><text:span text:style-name="T9">регистрация</text:span></text:span><text:span text:style-name="T8"> и ссылка </text:span><text:span text:style-name="Source_20_Text"><text:span text:style-name="T9">вход</text:span></text:span><text:span text:style-name="T8">. Клик по кнопке </text:span><text:span text:style-name="Source_20_Text"><text:span text:style-name="T9">регистрация</text:span></text:span><text:span text:style-name="T8"> перенаправляет на страницу «Регистрация». Переход по ссылке </text:span><text:span text:style-name="Source_20_Text"><text:span text:style-name="T9">вход</text:span></text:span><text:span text:style-name="T8"> перенаправляет пользователя на страницу «Вход».</text:span></text:p>
          </text:list-item>
          <text:list-item>
            <text:p text:style-name="P56"><text:span text:style-name="T8">Страница доступна только анонимным клиентам. Авторизованного пользователя перенаправляем на </text:span><text:span text:style-name="Source_20_Text"><text:span text:style-name="T9">Главную</text:span></text:span><text:span text:style-name="T3">.</text:span></text:p>
          </text:list-item>
        </text:list>
        <text:h text:style-name="P22" text:outline-level="3"><text:bookmark text:name="vkhod"/>Вход</text:h>
        <text:list text:style-name="L23">
          <text:list-item>
            <text:p text:style-name="P57">Страница доступна анонимным клиентам. Авторизованный пользователь: — с ролью «Пользователь» перенаправляется на «Главную страницу».</text:p>
          </text:list-item>
          <text:list-item>
            <text:p text:style-name="P57">Ошибки валидации отображаются возле поля ввода в соответствующих элементах. Например, если не заполнено обязательно поле отображается текст «Обязательное поле». Также отображаются ошибки, которые возвращает бэкенд. Например, «Пользователь с таким e-mail не существует». Текст ошибок остаётся на усмотрение разработчика.</text:p>
          </text:list-item>
          <text:list-item>
            <text:p text:style-name="P58"><text:span text:style-name="T8">Клик по кнопке </text:span><text:span text:style-name="Source_20_Text"><text:span text:style-name="T9">Продолжить</text:span></text:span><text:span text:style-name="T8"> отправляет введённые данные на сервер. В случае успешной аутентификации и авторизации пользователь: — с ролью «Пользователь» перенаправляется на «Главную страницу»;</text:span></text:p>
          </text:list-item>
        </text:list>
        <text:h text:style-name="P22" text:outline-level="3"><text:bookmark text:name="registratsiya"/>Регистрация</text:h>
        <text:list text:style-name="L24">
          <text:list-item>
            <text:p text:style-name="P59">Страница доступна анонимным клиентам.</text:p>
          </text:list-item>
          <text:list-item>
            <text:p text:style-name="P59">Авторизованный пользователь:</text:p>
            <text:list>
              <text:list-item>
                <text:p text:style-name="P60">«Пользователь» перенаправляется на «Главную страницу»;</text:p>
              </text:list-item>
              <text:list-item>
                <text:p text:style-name="P60">Все поля обязательны для заполнения.</text:p>
              </text:list-item>
              <text:list-item>
                <text:p text:style-name="P61"><text:span text:style-name="T8">После заполнения данных пользователь нажимает кнопку </text:span><text:span text:style-name="Source_20_Text"><text:span text:style-name="T9">Продолжить</text:span></text:span><text:span text:style-name="T8">. В случае успешной регистрации пользователь перенаправляется на страницу «Опросник» в случае реализации доп задания, в другом случае пользователь попадает на главную страницу приложения.</text:span></text:p>
              </text:list-item>
            </text:list>
          </text:list-item>
        </text:list>
        <text:h text:style-name="P22" text:outline-level="3"><text:bookmark text:name="oprosnik-«polzovatel»"/>Опросник «Пользователь»</text:h>
        <text:list text:style-name="L25">
          <text:list-item>
            <text:p text:style-name="P62">Страница доступна только авторизованным пользователям.</text:p>
          </text:list-item>
          <text:list-item>
            <text:p text:style-name="P62">Все поля обязательны для заполнения;</text:p>
          </text:list-item>
          <text:list-item>
            <text:p text:style-name="P63"><text:span text:style-name="T8">Введённые пользователем данные отправляются по нажатию на кнопку </text:span><text:span text:style-name="Source_20_Text"><text:span text:style-name="T9">Продолжить</text:span></text:span><text:span text:style-name="T8">. В случае успешного выполнения операции, пользователь перенаправляется на «Главную страницу».</text:span></text:p>
          </text:list-item>
        </text:list>
        <text:h text:style-name="P8" text:outline-level="3"><text:bookmark text:name="glavnaya"/>Главная</text:h>
        <text:list text:style-name="L26">
          <text:list-item>
            <text:p text:style-name="P64">Страница доступа только авторизованным пользователям.</text:p>
          </text:list-item>
          <text:list-item>
            <text:p text:style-name="P65">Страница состоит из нескольких блоков: «Специально подобраны для вас», «Специальные предложения», «Популярные тренировки» и «Ищут компанию для тренировки».</text:p>
          </text:list-item>
          <text:list-item>
            <text:p text:style-name="P66"><text:span text:style-name="T3">Блок «Специально подобраны для вас» — слайдер с кнопками управления содержит карточки тренировок, подходящие по параметрам для конкретного пользователя (параметры пользователь задаёт в опроснике). Кнопка </text:span><text:span text:style-name="Source_20_Text"><text:span text:style-name="T5">Подробнее</text:span></text:span><text:span text:style-name="T3"> ведёт на страницу «Карточки тренировки». Сортировка карточек в слайдере осуществляется на бэкенде. Элементы в слайдере отрисовываются от наиболее подходящих по параметрам к менее подходящим. Слайдер содержит не более </text:span><text:span text:style-name="Source_20_Text"><text:span text:style-name="T5">9</text:span></text:span><text:span text:style-name="T3"> карточек.</text:span></text:p>
          </text:list-item>
          <text:list-item>
            <text:p text:style-name="P66"><text:span text:style-name="T3">Блок «Специальные предложения» — слайдер состоящий из </text:span><text:span text:style-name="Source_20_Text"><text:span text:style-name="T5">3</text:span></text:span><text:span text:style-name="T3"> карточек тренировок на которые была сделана скидка. Скидка изменяет признак «Специальное предложение» для тренировки. Отбор тренировок со скидками производится на клиенте.</text:span></text:p>
          </text:list-item>
          <text:list-item>
            <text:p text:style-name="P66"><text:span text:style-name="T3">Блок «Популярные тренировки» — слайдер с кнопками управления состоит из карточек тренировок с наивысшим рейтингом. Кнопка </text:span><text:span text:style-name="Source_20_Text"><text:span text:style-name="T5">Смотреть все</text:span></text:span><text:span text:style-name="T3"> ведёт на страницу «Каталога тренировок». Отбор тренировок с рейтингом происходит на клиенте.</text:span></text:p>
          </text:list-item>
          <text:list-item>
            <text:p text:style-name="P65">В случае отсутствия контента для любого из блоков, отображается текст-заглушка: «Скоро здесь появится что-то полезное».</text:p>
          </text:list-item>
          <text:list-item>
            <text:p text:style-name="P66"><text:span text:style-name="T3">Раздел </text:span><text:span text:style-name="Source_20_Text"><text:span text:style-name="T5">специально для вас</text:span></text:span><text:span text:style-name="T3"> показывает информацию о тренировках. В том числе купленные рекоммендованные пользователю под его параметры.</text:span></text:p>
          </text:list-item>
        </text:list>
        <text:h text:style-name="P8" text:outline-level="3"><text:bookmark text:name="lichnii-kabinet-polzovatelya Копия 2"/><text:soft-page-break/>Личный кабинет пользователя</text:h>
        <text:list text:style-name="L27">
          <text:list-item>
            <text:p text:style-name="P67">Страница доступна только авторизованному пользователю.</text:p>
          </text:list-item>
          <text:list-item>
            <text:p text:style-name="P67">В блоке «Обо мне» выводится информация, указанная при регистрации и заполнении опросника. Поля доступны для редактирования.</text:p>
          </text:list-item>
          <text:list-item>
            <text:p text:style-name="P68"><text:span text:style-name="T8">Клик на кнопку </text:span><text:span text:style-name="Source_20_Text"><text:span text:style-name="T9">Редактировать</text:span></text:span><text:span text:style-name="T8"> активируют поля с информацией о себе (имя, описание, специализация, локация, пол, уровень). Кнопка </text:span><text:span text:style-name="Source_20_Text"><text:span text:style-name="T9">Редактировать</text:span></text:span><text:span text:style-name="T8"> изменяет заголовок на </text:span><text:span text:style-name="Source_20_Text"><text:span text:style-name="T9">Сохранить</text:span></text:span><text:span text:style-name="T8">. Добавляются кнопки для удаления и загрузки фотографии аватара.</text:span></text:p>
          </text:list-item>
          <text:list-item>
            <text:p text:style-name="P67">Статус готов к тренировкам можно переключать в зависимости от желания пользователя</text:p>
          </text:list-item>
          <text:list-item>
            <text:p text:style-name="P68"><text:span text:style-name="T8">Клик на кнопку </text:span><text:span text:style-name="Source_20_Text"><text:span text:style-name="T9">Сохранить</text:span></text:span><text:span text:style-name="T8"> возвращает форму к первоначальному виду.</text:span></text:p>
          </text:list-item>
          <text:list-item>
            <text:p text:style-name="P69">На странице представлен блок для перехода на «Мои покупки»</text:p>
          </text:list-item>
          <text:list-item>
            <text:p text:style-name="P67">Блок «План по калориям». Для каждого пользователя отображается план по калориям в день (значение указано при регистрации) и на неделю — высчитывается автоматически. Расчёт происходит на основании значения «план на день», указанное при регистрации.</text:p>
          </text:list-item>
        </text:list>
        <text:h text:style-name="P8" text:outline-level="3"><text:bookmark text:name="moi-pokupki"/>Мои покупки</text:h>
        <text:list text:style-name="L28">
          <text:list-item>
            <text:p text:style-name="P70">Страница доступна авторизованному пользователю.</text:p>
          </text:list-item>
          <text:list-item>
            <text:p text:style-name="P70">На странице отображаются список приобретённых тренировок.</text:p>
          </text:list-item>
          <text:list-item>
            <text:p text:style-name="P70">На странице доступен флаг-фильтр «Только активные». При выборе фильтра список карточек обновляется.</text:p>
          </text:list-item>
          <text:list-item>
            <text:p text:style-name="P70">Активная тренировка. Приобретённая тренировка к которой пользователь ещё не приступил или если он купил несколько одинаковых тренировок, но ещё не израсходовал их все.</text:p>
          </text:list-item>
        </text:list>
        <text:h text:style-name="P8" text:outline-level="3"><text:bookmark text:name="popap-dlya-pokupki-trenirovki"/>Попап для покупки тренировки</text:h>
        <text:list text:style-name="L29">
          <text:list-item>
            <text:p text:style-name="P71">Попап решает задачу покупки тренировки.</text:p>
          </text:list-item>
          <text:list-item>
            <text:p text:style-name="P71">Пользователь может приобрести любое количество тренировок.</text:p>
          </text:list-item>
          <text:list-item>
            <text:p text:style-name="P72"><text:span text:style-name="T3">Ввод количества тренировок приводит к пересчёту итоговой суммы. Пользователь может вводить с клавиатуры количество тренировок, либо использовать элементы управления </text:span><text:span text:style-name="Source_20_Text"><text:span text:style-name="T5">+/-</text:span></text:span><text:span text:style-name="T3">.</text:span></text:p>
          </text:list-item>
          <text:list-item>
            <text:p text:style-name="P72"><text:span text:style-name="T3">Покупка завершается нажатием на кнопку </text:span><text:span text:style-name="Source_20_Text"><text:span text:style-name="T5">Купить</text:span></text:span><text:span text:style-name="T3">. В случае успешного выполнения операции, информация о купленных тренировках зачисляется на баланс пользователя.</text:span></text:p>
          </text:list-item>
          <text:list-item>
            <text:p text:style-name="P72"><text:span text:style-name="T3">По умолчанию способ оплаты не выбран, пока пользователь не выберет способ оплаты, кнопка </text:span><text:span text:style-name="Source_20_Text"><text:span text:style-name="T5">купить</text:span></text:span><text:span text:style-name="T3"> будет недоступна.</text:span></text:p>
          </text:list-item>
        </text:list>
        <text:h text:style-name="P8" text:outline-level="3"><text:bookmark text:name="katalog-trenirovok"/>Каталог тренировок</text:h>
        <text:list text:style-name="L30">
          <text:list-item>
            <text:p text:style-name="P73">На странице отображается каталог тренировок и блок фильтров.</text:p>
          </text:list-item>
          <text:list-item>
            <text:p text:style-name="P73">По умолчанию карточки тренировок отсортированы по дате создания: сначала новые.</text:p>
          </text:list-item>
          <text:list-item>
            <text:p text:style-name="P74"><text:span text:style-name="T3">Клик по кнопке </text:span><text:span text:style-name="Source_20_Text"><text:span text:style-name="T5">Подробнее</text:span></text:span><text:span text:style-name="T3"> перенаправляет на страницу карточки тренировки.</text:span></text:p>
          </text:list-item>
          <text:list-item>
            <text:p text:style-name="P74"><text:span text:style-name="T3">Кнопка </text:span><text:span text:style-name="Source_20_Text"><text:span text:style-name="T5">Назад</text:span></text:span><text:span text:style-name="T3"> возвращает на «Главную страницу».</text:span></text:p>
          </text:list-item>
        </text:list>
        <text:h text:style-name="P2" text:outline-level="4"><text:bookmark text:name="blok-«filtri»"/>Блок «Фильтры»</text:h>
        <text:p text:style-name="P10">В блоке Фильтры происходит и фильтрация (отбор карточек), и сортировка (изменения порядка карточек) данных.</text:p>
        <text:p text:style-name="P10">Фильтрация происходит после выбора пользователем нужного параметра. При открытии страниц, фильтры по умолчанию не проставлены. Выбор любого из фильтров приводит к обновлению списка товаров с учётом выбранного фильтра.</text:p>
        <text:p text:style-name="P15"><text:span text:style-name="Strong_20_Emphasis"><text:span text:style-name="T4">Фильтрация по цене</text:span></text:span><text:span text:style-name="T3">.</text:span></text:p>
        <text:p text:style-name="P10">При загрузке страницы в плейсхолдеры проставляется минимальная и максимальная цена из полного списка тренировок, то есть при старте отображается только первая страница 6 карточек, но в фильтрах указан предел цены для всех данных приложения.</text:p>
        <text:p text:style-name="P15"><text:span text:style-name="T3">Вводить данные в плейсхолдер можно как с клавиатуры, так и с помощью ползунка. В поля от и до нельзя ввести значение меньше </text:span><text:span text:style-name="Source_20_Text"><text:span text:style-name="T5">0</text:span></text:span><text:span text:style-name="T3">. В поле минимум нельзя ввести больше чем в поле максимум и в поле максимум нельзя ввести цену меньше чем в поле минимум.</text:span></text:p>
        <text:p text:style-name="P15"><text:soft-page-break/><text:span text:style-name="Strong_20_Emphasis"><text:span text:style-name="T4">Калории</text:span></text:span><text:span text:style-name="T3">.</text:span></text:p>
        <text:p text:style-name="P10">При загрузке страницы в плейсхолдеры проставляется минимальное и максимальное количество калорий из полного списка тренировок.</text:p>
        <text:p text:style-name="P15"><text:span text:style-name="T3">В поля </text:span><text:span text:style-name="Source_20_Text"><text:span text:style-name="T5">от</text:span></text:span><text:span text:style-name="T3"> и </text:span><text:span text:style-name="Source_20_Text"><text:span text:style-name="T5">до</text:span></text:span><text:span text:style-name="T3"> нельзя ввести значение меньше </text:span><text:span text:style-name="Source_20_Text"><text:span text:style-name="T5">0</text:span></text:span><text:span text:style-name="T3">, так же нельзя ввести значение </text:span><text:span text:style-name="Source_20_Text"><text:span text:style-name="T5">0</text:span></text:span><text:span text:style-name="T3">. Вводить данные в плейсхолдер можно как с клавиатуры так и используя ползунок.</text:span></text:p>
        <text:p text:style-name="P15"><text:span text:style-name="Strong_20_Emphasis"><text:span text:style-name="T4">Рейтинг</text:span></text:span><text:span text:style-name="T3">.</text:span></text:p>
        <text:p text:style-name="P15"><text:span text:style-name="T3">Всегда целочисленные значения от </text:span><text:span text:style-name="Source_20_Text"><text:span text:style-name="T5">0</text:span></text:span><text:span text:style-name="T3"> до </text:span><text:span text:style-name="Source_20_Text"><text:span text:style-name="T5">5</text:span></text:span><text:span text:style-name="T3"> включительно, выбрать значения можно с помощью бегунков.</text:span></text:p>
        <text:p text:style-name="P75">— <text:span text:style-name="T6">При старте должны быть выбраны все чек-боксы. Должен быть выбран хотя бы один чек-бокс. Единственный оставшийся чек-бокс блокируется в выбранном состоянии.</text:span></text:p>
        <text:p text:style-name="P75">— <text:span text:style-name="T6">Кнопки дешевле, дороже — управляют сортировкой. При старте ни одна не выбрана.</text:span></text:p>
        <text:p text:style-name="P75">— <text:span text:style-name="T6">Кнопка бесплатно — фильтрует список.</text:span></text:p>
        <text:p text:style-name="P15"><text:span text:style-name="T11">— </text:span><text:span text:style-name="T3">Если под фильтры не подходит ни одна тренировка, то необходимо показать карточку: </text:span><text:span text:style-name="Emphasis"><text:span text:style-name="T12">здесь скоро появится что-то полезное</text:span></text:span><text:span text:style-name="T3">.</text:span></text:p>
        <text:h text:style-name="P2" text:outline-level="4"><text:bookmark text:name="kartochka-trenirovki"/>Карточка тренировки</text:h>
        <text:list text:style-name="L31">
          <text:list-item>
            <text:p text:style-name="P76">Страница доступна только авторизованным пользователям.</text:p>
          </text:list-item>
          <text:list-item>
            <text:p text:style-name="P76">На странице отображаются блоки: «Информация о тренировке», «Видео», «Отзывы о тренировке».</text:p>
          </text:list-item>
          <text:list-item>
            <text:p text:style-name="P77"><text:span text:style-name="T3">Только авторизованный пользователь, который приобретал тренировку и завершил её может оставить отзыв. Для этого предусмотрена кнопка </text:span><text:span text:style-name="Source_20_Text"><text:span text:style-name="T5">Оставить отзыв</text:span></text:span><text:span text:style-name="T3">. Кнопка отображается только для авторизованного пользователя, купившего эту тренировку.</text:span></text:p>
          </text:list-item>
          <text:list-item>
            <text:p text:style-name="P77"><text:span text:style-name="T3">Нажатие на кнопку </text:span><text:span text:style-name="Source_20_Text"><text:span text:style-name="T5">Оставить отзыв</text:span></text:span><text:span text:style-name="T3"> открывает попап «Оставить отзыв». В попапе пользователь выбирает оценку от </text:span><text:span text:style-name="Source_20_Text"><text:span text:style-name="T5">1</text:span></text:span><text:span text:style-name="T3"> до </text:span><text:span text:style-name="Source_20_Text"><text:span text:style-name="T5">5</text:span></text:span><text:span text:style-name="T3"> и пишет текст отзыва. По умолчанию оценка не проставлена.</text:span></text:p>
          </text:list-item>
          <text:list-item>
            <text:p text:style-name="P76">После успешной отправки отзыва, отзыв пользователя добавляется в блок «Отзывы о тренировке» первым в списке.</text:p>
          </text:list-item>
          <text:list-item>
            <text:p text:style-name="P77"><text:span text:style-name="T3">Рейтинг тренировки. Рассчитывается автоматически на основании оценок пользователей. По умолчанию значение </text:span><text:span text:style-name="Source_20_Text"><text:span text:style-name="T5">0</text:span></text:span><text:span text:style-name="T3">.</text:span></text:p>
          </text:list-item>
          <text:list-item>
            <text:p text:style-name="P77"><text:span text:style-name="T3">Если пользователь не купил тренировку, в блоке «Видео» запись тренировки недоступна для воспроизведения (неактивна кнопка для начала воспроизведения), кнопка </text:span><text:span text:style-name="Source_20_Text"><text:span text:style-name="T5">Приступить</text:span></text:span><text:span text:style-name="T3"> неактивна.</text:span></text:p>
          </text:list-item>
          <text:list-item>
            <text:p text:style-name="P77"><text:span text:style-name="T3">Для приобретения тренировки пользователь нажимает кнопку </text:span><text:span text:style-name="Source_20_Text"><text:span text:style-name="T5">Купить</text:span></text:span><text:span text:style-name="T3">. Нажатие на кнопку приводит к появлению попапа для оформления покупки тренировки.</text:span></text:p>
          </text:list-item>
          <text:list-item>
            <text:p text:style-name="P77"><text:span text:style-name="T3">После покупки тренировки, кнопка </text:span><text:span text:style-name="Source_20_Text"><text:span text:style-name="T5">Купить</text:span></text:span><text:span text:style-name="T3"> становится неактивной. В блоке «Видео» кнопка </text:span><text:span text:style-name="Source_20_Text"><text:span text:style-name="T5">Приступить</text:span></text:span><text:span text:style-name="T3"> становится активной.</text:span></text:p>
          </text:list-item>
          <text:list-item>
            <text:p text:style-name="P77"><text:span text:style-name="T3">При клике на кнопку </text:span><text:span text:style-name="Source_20_Text"><text:span text:style-name="T5">Приступить</text:span></text:span><text:span text:style-name="T3">, активной в блоке видео становится кнопка </text:span><text:span text:style-name="Source_20_Text"><text:span text:style-name="T5">Play</text:span></text:span><text:span text:style-name="T3">, заголовок </text:span><text:span text:style-name="Source_20_Text"><text:span text:style-name="T5">Приступить</text:span></text:span><text:span text:style-name="T3"> изменяется на </text:span><text:span text:style-name="Source_20_Text"><text:span text:style-name="T5">Закончить</text:span></text:span><text:span text:style-name="T3">. С баланса тренировок пользователя списывается тренировка.</text:span></text:p>
          </text:list-item>
          <text:list-item>
            <text:p text:style-name="P77"><text:span text:style-name="T3">После окончания тренировки (если на балансе пользователя нет купленных тренировок), заголовок кнопки </text:span><text:span text:style-name="Source_20_Text"><text:span text:style-name="T5">Закончить</text:span></text:span><text:span text:style-name="T3"> изменяется на </text:span><text:span text:style-name="Source_20_Text"><text:span text:style-name="T5">Приступить</text:span></text:span><text:span text:style-name="T3"> и она становится неактивной. Также не активной становится кнопка </text:span><text:span text:style-name="Source_20_Text"><text:span text:style-name="T5">Play</text:span></text:span><text:span text:style-name="T3">. Кнопка </text:span><text:span text:style-name="Source_20_Text"><text:span text:style-name="T5">Купить</text:span></text:span><text:span text:style-name="T3"> становится вновь активной.</text:span></text:p>
          </text:list-item>
          <text:list-item>
            <text:p text:style-name="P77"><text:span text:style-name="T3">Если пользователь приобрёл несколько тренировок, он может повторить тренировку несколько раз. При каждом повторении, с баланса списывается тренировка. Под окончанием тренировки подразумевается нажатие на кнопку </text:span><text:span text:style-name="Source_20_Text"><text:span text:style-name="T5">Завершить</text:span></text:span><text:span text:style-name="T3">.</text:span></text:p>
          </text:list-item>
          <text:list-item>
            <text:p text:style-name="P76"><text:soft-page-break/>Если пользователь не завершил текущую тренировку, то при запуске новой, текущая завершается и списывается с баланса пользователя.</text:p>
          </text:list-item>
        </text:list>
        <text:h text:style-name="P18" text:outline-level="2"><text:bookmark text:name="obshchie-elementi-/-vidzheti"/>Общие элементы / виджеты</text:h>
        <text:h text:style-name="P2" text:outline-level="4"><text:bookmark text:name="shapka"/>Шапка</text:h>
        <text:list text:style-name="L32">
          <text:list-item>
            <text:p text:style-name="P78">Иконка «Дом». Клик на иконку возвращает пользователя на главную страницу.</text:p>
          </text:list-item>
          <text:list-item>
            <text:p text:style-name="P78">Иконка «Личный кабинет». Клик по кнопке переводит пользователя на страницу «Личный кабинет».</text:p>
          </text:list-item>
          <text:list-item>
            <text:p text:style-name="P79">Функции поиска реализовывать не нужно.</text:p>
          </text:list-item>
        </text:list>
        <text:h text:style-name="P2" text:outline-level="4"><text:bookmark text:name="knopka-«pokazat-yeshchyo»"/>Кнопка «Показать ещё»</text:h>
        <text:list text:style-name="L33">
          <text:list-item>
            <text:p text:style-name="P80"><text:span text:style-name="T3">Для всех списков доступна кнопка </text:span><text:span text:style-name="Source_20_Text"><text:span text:style-name="T5">показать ещё</text:span></text:span><text:span text:style-name="T3">. Кнопка отображается если карточек в рамках списка больше, чем отображается в рамках одной страницы. По умолчанию отображается не больше </text:span><text:span text:style-name="Source_20_Text"><text:span text:style-name="T5">6</text:span></text:span><text:span text:style-name="T3"> карточек (если иное не оговоренно в задании). Нажатие на кнопку приводит к загрузке очередных </text:span><text:span text:style-name="Source_20_Text"><text:span text:style-name="T5">6</text:span></text:span><text:span text:style-name="T3"> карточек или оставшихся, если их меньше. При нажатии на кнопку отправляется запрос к серверу.</text:span></text:p>
          </text:list-item>
          <text:list-item>
            <text:p text:style-name="P80"><text:span text:style-name="T3">При загрузке последней карточки списка кнопка </text:span><text:span text:style-name="Source_20_Text"><text:span text:style-name="T5">показать ещё</text:span></text:span><text:span text:style-name="T3"> меняет вид на кнопку </text:span><text:span text:style-name="Source_20_Text"><text:span text:style-name="T5">вернуться в начало</text:span></text:span><text:span text:style-name="T3">. При нажатии на кнопку </text:span><text:span text:style-name="Source_20_Text"><text:span text:style-name="T5">вернуться в начало</text:span></text:span><text:span text:style-name="T3"> страница плавно прокручивается к первым карточкам.</text:span></text:p>
          </text:list-item>
        </text:list>
        <text:h text:style-name="P2" text:outline-level="4"><text:bookmark text:name="slaideri"/>Слайдеры</text:h>
        <text:p text:style-name="P15"><text:span text:style-name="T3">Движение в слайдере плавное, по одному объекту при каждом клике. Когда пользователь доходит до последнего элемента слайдера, кнопка </text:span><text:span text:style-name="Source_20_Text"><text:span text:style-name="T5">вперёд</text:span></text:span><text:span text:style-name="T3"> становится недоступной, активна кнопка </text:span><text:span text:style-name="Source_20_Text"><text:span text:style-name="T5">назад</text:span></text:span><text:span text:style-name="T3">.</text:span></text:p>
        <text:h text:style-name="P2" text:outline-level="4"><text:bookmark text:name="popap"/>Попап</text:h>
        <text:p text:style-name="P10">На время взаимодействия с элементами попапа страница блокируется.</text:p>
        <text:p text:style-name="P10">Элементы страница не доступны для взаимодействия.</text:p>
        <text:p text:style-name="P10">Фокусы с клавиатуры на модальном окне должны быть зациклены на кликабельных элементах модального окна.</text:p>
        <text:p text:style-name="P10">Скролл страницы за модальным окном должен быть запрещён.</text:p>
        <text:h text:style-name="P18" text:outline-level="2"><text:bookmark text:name="podgotovka-docker-obraza"/>Подготовка docker-образа</text:h>
        <text:p text:style-name="P15"><text:span text:style-name="T3">Вам предстоит соединить бэкенд и фронтенд. Убедиться, что приложение работает в целом. Также вам потребуется подготовить автоматизированные тесты для фронтенда. Последний шаг: подготовить приложение к деплою и запуску на сервере. Для этого вам потребуется подготовить </text:span><text:span text:style-name="Source_20_Text"><text:span text:style-name="T5">Docker-образ</text:span></text:span><text:span text:style-name="T3"> для вашего приложения и все необходимые compose-файлы. Подготовить файл </text:span><text:span text:style-name="Source_20_Text"><text:span text:style-name="T5">*how-to-run.md*</text:span></text:span><text:span text:style-name="T3"> в корне проекта и написать инструкцию по запуску приложения.</text:span></text:p>
        <text:h text:style-name="P8" text:outline-level="3"><text:bookmark text:name="zadacha"/>Задача</text:h>
        <text:list text:style-name="L34">
          <text:list-item>
            <text:p text:style-name="P81">Покрыть компоненты приложения (фронтенд) тестами;</text:p>
          </text:list-item>
          <text:list-item>
            <text:p text:style-name="P81">Подготовить docker-compose для запуска приложения в Docker-контейнере;</text:p>
          </text:list-item>
          <text:list-item>
            <text:p text:style-name="P81">Опционально. Готовый образ приложения можно загрузить в Github Container Registry;</text:p>
          </text:list-item>
        </text:list>
        <text:h text:style-name="P8" text:outline-level="3"><text:bookmark text:name="dopolnitelnie-zadaniya"/>Дополнительные задания</text:h>
        <text:p text:style-name="P10">Если вы работали с архитектурой монолит и у вас осталось время до дедлайна сдачи, попробуйте провести рефакторинг вашего кода и перевести проект на микросервисы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1:01:03.382000000</meta:creation-date>
    <dc:date>2025-04-16T14:30:14.691000000</dc:date>
    <meta:editing-duration>PT4H43M3S</meta:editing-duration>
    <meta:editing-cycles>22</meta:editing-cycles>
    <meta:generator>LibreOffice/24.8.5.2$Windows_X86_64 LibreOffice_project/fddf2685c70b461e7832239a0162a77216259f22</meta:generator>
    <meta:document-statistic meta:table-count="0" meta:image-count="0" meta:object-count="0" meta:page-count="11" meta:paragraph-count="302" meta:word-count="3658" meta:character-count="28420" meta:non-whitespace-character-count="25245"/>
  </office:meta>
</office:document-meta>
</file>